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500000078B8E792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fill="solid" draw:fill-color="#1c1c1c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6666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1cm" svg:stroke-color="#666666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1cm" svg:height="1cm" svg:x="5.602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0.90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4.802cm" svg:y="1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6.576cm" svg:y1="16.941cm" svg:x2="14.891cm" svg:y2="13.562cm">
          <text:p/>
        </draw:line>
        <draw:line draw:style-name="gr2" draw:text-style-name="P1" draw:layer="layout" svg:x1="15.135cm" svg:y1="12.84cm" svg:x2="11.581cm" svg:y2="4.35cm">
          <text:p/>
        </draw:line>
        <draw:line draw:style-name="gr3" draw:text-style-name="P1" draw:layer="layout" svg:x1="15.787cm" svg:y1="13.098cm" svg:x2="24.098cm" svg:y2="9.732cm">
          <text:p/>
        </draw:line>
        <draw:custom-shape draw:style-name="gr4" draw:text-style-name="P1" draw:layer="layout" svg:width="6.9cm" svg:height="6.6cm" draw:transform="rotate (-0.422544211907828) translate (13.457cm 8.876cm)">
          <text:p/>
          <draw:enhanced-geometry svg:viewBox="0 0 21600 21600" draw:mirror-horizontal="false" draw:mirror-vertical="false" draw:type="block-arc" draw:modifiers="-133.398004751812 10630.494520761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5" draw:text-style-name="P1" draw:layer="layout" svg:width="1.025cm" svg:height="1.783cm" svg:x="16.675cm" svg:y="8cm">
          <draw:image xlink:href="Pictures/100002010000004500000078B8E792E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9T19:40:24.876908362</meta:creation-date>
    <dc:date>2015-01-29T22:32:09.591352468</dc:date>
    <meta:editing-duration>PT2H45M49S</meta:editing-duration>
    <meta:editing-cycles>3</meta:editing-cycles>
    <meta:generator>LibreOffice/4.2.7.2$Linux_X86_64 LibreOffice_project/420m0$Build-2</meta:generator>
    <meta:document-statistic meta:object-count="8"/>
  </office:meta>
</office:document-meta>
</file>